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tenheft</text:p>
      <text:p text:style-name="Standard"/>
      <text:p text:style-name="Standard">Produktfunktion:</text:p>
      <text:list xml:id="list2738313906253953343" text:style-name="L2">
        <text:list-item>
          <text:p text:style-name="P2">LF 120 raus</text:p>
        </text:list-item>
        <text:list-item>
          <text:p text:style-name="P2">LF 210 raus </text:p>
        </text:list-item>
      </text:list>
      <text:list xml:id="list2014696825384664840" text:style-name="L1">
        <text:list-item>
          <text:p text:style-name="P1">Karte drücken (zu Spielbeginn)</text:p>
        </text:list-item>
        <text:list-item>
          <text:p text:style-name="P1">Karten mischen</text:p>
        </text:list-item>
        <text:list-item>
          <text:p text:style-name="P1">Spielparty beenden (Spielstand anzeigen)</text:p>
        </text:list-item>
        <text:list-item>
          <text:p text:style-name="P1">Spiel beenden</text:p>
        </text:list-item>
        <text:list-item>
          <text:p text:style-name="P1">Spielerstatistik (Highscore) berechnen (Gewinnpunkte pro Spiel)</text:p>
        </text:list-item>
        <text:list-item>
          <text:p text:style-name="P1">Anzeigen =&gt; Berechnen</text:p>
        </text:list-item>
        <text:list-item>
          <text:p text:style-name="P1">Timer: Spieler reagiert nicht =&gt; Notfallbot (zufällige Karte)</text:p>
        </text:list-item>
        <text:list-item>
          <text:p text:style-name="P1">Client offline: Spieler durch Bot ersetzen</text:p>
        </text:list-item>
        <text:list-item>
          <text:p text:style-name="P1">(Spielerdaten bearbeiten)</text:p>
        </text:list-item>
      </text:list>
      <text:p text:style-name="Standard"/>
      <text:p text:style-name="Standard">Produktdaten:</text:p>
      <text:list xml:id="list1416499139882456110" text:style-name="L3">
        <text:list-item>
          <text:p text:style-name="P3">Chatverlauf nicht persistent speichern (LD30 raus)</text:p>
        </text:list-item>
      </text:list>
      <text:p text:style-name="Standard"/>
      <text:p text:style-name="Standard">Produktleistungen:</text:p>
      <text:list xml:id="list214324575552715286" text:style-name="L4">
        <text:list-item>
          <text:p text:style-name="P4">Funktionen durchgehen, Leistungen festlegen (Einträge Spielraumliste, Chat etc)</text:p>
        </text:list-item>
      </text:list>
      <text:p text:style-name="Standard"/>
      <text:p text:style-name="Standard">Qualitätsanforderung:</text:p>
      <text:list xml:id="list6722408869789892086" text:style-name="L5">
        <text:list-item>
          <text:p text:style-name="P5">Interoperabilität nicht relevant</text:p>
        </text:list-item>
        <text:list-item>
          <text:p text:style-name="P5">Security ggbf. Gut (Passwörter sicher)</text:p>
        </text:list-item>
        <text:list-item>
          <text:p text:style-name="P5">Wiederherstellbarkeit gut (Was passiert, wenn Spieler aus Spiel fliegt, kommt er wieder rein?)</text:p>
        </text:list-item>
        <text:list-item>
          <text:p text:style-name="P5">Erweiterbarkeit nicht relevant</text:p>
        </text:list-item>
        <text:list-item>
          <text:p text:style-name="P5">Stabilität &amp; Wartbarkeit nicht relevant (im Kontext der DIN Norm)</text:p>
        </text:list-item>
        <text:list-item>
          <text:p text:style-name="P5">Robustheit: Programm wird nicht benutzt, wie vorgesehen (sehr gut)</text:p>
        </text:list-item>
        <text:list-item>
          <text:p text:style-name="P5">Plattformunabhägigkeit gut (nicht für mobile Geräte, aber auf Desktop schon <text:s/>(Windows, Linux))</text:p>
        </text:list-item>
      </text:list>
      <text:p text:style-name="Standard"/>
      <text:p text:style-name="Standard">Glossar:</text:p>
      <text:list xml:id="list4330375034504970868" text:style-name="L6">
        <text:list-item>
          <text:p text:style-name="P6">komplett anschauen</text:p>
        </text:list-item>
      </text:list>
      <text:p text:style-name="Standard"/>
      <text:p text:style-name="Standard"/>
      <text:p text:style-name="Standard">Pflichtenheft</text:p>
      <text:p text:style-name="Standard"/>
      <text:p text:style-name="Standard"/>
      <text:p text:style-name="Standard"/>
      <text:p text:style-name="Standard"/>
      <text:p text:style-name="Standard">-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26S</meta:editing-duration>
    <meta:editing-cycles>21</meta:editing-cycles>
    <meta:generator>OpenOffice/4.1.0$Win32 OpenOffice.org_project/410m18$Build-9764</meta:generator>
    <dc:date>2015-05-07T13:48:24.69</dc:date>
    <dc:creator>Stefan Fritsch</dc:creator>
    <meta:document-statistic meta:table-count="0" meta:image-count="0" meta:object-count="0" meta:page-count="1" meta:paragraph-count="29" meta:word-count="144" meta:character-count="1025"/>
    <meta:user-defined meta:name="Info 1"/>
    <meta:user-defined meta:name="Info 2"/>
    <meta:user-defined meta:name="Info 3"/>
    <meta:user-defined meta:name="Info 4"/>
  </office:meta>
</office:document-meta>
</file>